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tellysbilde" presentation:presentation-page-layout-name="Master1-PPL1" draw:id="Slide-256">
        <draw:custom-shape svg:x="5.39452in" svg:y="1.92642in" svg:width="3.95714in" svg:height="2.9in" draw:id="id63" draw:style-name="a383" draw:name="Rektangel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7" draw:name="TekstSylinder 4" svg:x="6.88732in" svg:y="1.92642in" svg:width="0.97155in" svg:height="0.40391in">
          <draw:text-box>
            <text:p text:style-name="a386" text:class-names="" text:cond-style-name=""><text:span text:style-name="a384" text:class-names="">dfPlot()</text:span><text:span text:style-name="a385" text:class-names=""/></text:p>
          </draw:text-box>
          <svg:title/>
          <svg:desc/>
        </draw:frame>
        <draw:connector draw:type="line" svg:x1="5.39452in" svg:y1="2.53425in" svg:x2="9.35166in" svg:y2="2.53425in" draw:id="id65" draw:style-name="a388" draw:name="Rett linje 6">
          <svg:title/>
          <svg:desc/>
        </draw:connector>
        <draw:frame draw:id="id66" draw:style-name="a399" draw:name="TekstSylinder 8" svg:x="5.52397in" svg:y="2.87252in" svg:width="2.06233in" svg:height="1.61563in">
          <draw:text-box>
            <text:p text:style-name="a393" text:class-names="" text:cond-style-name=""><text:span text:style-name="a389" text:class-names="">getLinePlot</text:span><text:span text:style-name="a390" text:class-names="">()</text:span><text:span text:style-name="a391" text:class-names=""><text:line-break/><text:line-break/></text:span><text:span text:style-name="a392" text:class-names="">getBarPlot()</text:span></text:p>
            <text:p text:style-name="a395" text:class-names="" text:cond-style-name=""><text:span text:style-name="a394" text:class-names=""/></text:p>
            <text:p text:style-name="a398" text:class-names="" text:cond-style-name=""><text:span text:style-name="a396" text:class-names="">getScatterPlot()</text:span><text:span text:style-name="a39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 for å redigere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 for å redigere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 for å redigere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 for å redigere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 for å redigere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sjon</dc:title>
    <meta:initial-creator>Filip Johansen</meta:initial-creator>
    <dc:creator>Filip Johansen</dc:creator>
    <meta:creation-date>2021-04-22T20:41:20Z</meta:creation-date>
    <dc:date>2021-04-22T20:43:24Z</dc:date>
    <meta:editing-cycles>1</meta:editing-cycles>
    <meta:editing-duration>PT124S</meta:editing-duration>
    <meta:document-statistic meta:paragraph-count="4" meta:word-count="10"/>
  </office:meta>
</office:document-meta>
</file>